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>
            <text:p>nom</text:p>
          </table:table-cell>
          <table:table-cell office:value-type="string">
            <text:p>adresse</text:p>
          </table:table-cell>
          <table:table-cell office:value-type="string">
            <text:p>cpville</text:p>
          </table:table-cell>
          <table:table-cell table:style-name="ce1" office:value-type="string">
            <text:p>bureau</text:p>
          </table:table-cell>
          <table:table-cell office:value-type="string">
            <text:p>poste</text:p>
          </table:table-cell>
          <table:table-cell office:value-type="string">
            <text:p>periode</text:p>
          </table:table-cell>
        </table:table-row>
        <table:table-row table:style-name="ro2">
          <table:table-cell office:value-type="string">
            <text:p>ALBERT francois</text:p>
          </table:table-cell>
          <table:table-cell table:style-name="ce2" table:number-columns-repeated="2"/>
          <table:table-cell office:value-type="float" office:value="1">
            <text:p>1</text:p>
          </table:table-cell>
          <table:table-cell office:value-type="string">
            <text:p>secretaire</text:p>
          </table:table-cell>
          <table:table-cell office:value-type="string">
            <text:p>journee</text:p>
          </table:table-cell>
        </table:table-row>
        <table:table-row table:style-name="ro2">
          <table:table-cell office:value-type="string">
            <text:p>BELMONDO Georges</text:p>
          </table:table-cell>
          <table:table-cell table:style-name="ce2" table:number-columns-repeated="2"/>
          <table:table-cell office:value-type="float" office:value="2">
            <text:p>2</text:p>
          </table:table-cell>
          <table:table-cell office:value-type="string">
            <text:p>secretaire</text:p>
          </table:table-cell>
          <table:table-cell office:value-type="string">
            <text:p>journee</text:p>
          </table:table-cell>
        </table:table-row>
        <table:table-row table:style-name="ro2">
          <table:table-cell office:value-type="string">
            <text:p>DUPONT Pierre</text:p>
          </table:table-cell>
          <table:table-cell office:value-type="string">
            <text:p>12 rue des pierres</text:p>
          </table:table-cell>
          <table:table-cell office:value-type="string">
            <text:p>13200 ARLES</text:p>
          </table:table-cell>
          <table:table-cell office:value-type="float" office:value="3">
            <text:p>3</text:p>
          </table:table-cell>
          <table:table-cell office:value-type="string">
            <text:p>secretaire</text:p>
          </table:table-cell>
          <table:table-cell office:value-type="string">
            <text:p>apres-midi</text:p>
          </table:table-cell>
        </table:table-row>
        <table:table-row table:style-name="ro2">
          <table:table-cell office:value-type="string">
            <text:p>DUPONT Pierre</text:p>
          </table:table-cell>
          <table:table-cell office:value-type="string">
            <text:p>12 rue des pierres</text:p>
          </table:table-cell>
          <table:table-cell office:value-type="string">
            <text:p>13200 ARLES</text:p>
          </table:table-cell>
          <table:table-cell office:value-type="float" office:value="6">
            <text:p>6</text:p>
          </table:table-cell>
          <table:table-cell office:value-type="string">
            <text:p>planton</text:p>
          </table:table-cell>
          <table:table-cell office:value-type="string">
            <text:p>matin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8">08/12/2007</text:date>, <text:time>19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12-08T19:27:33</meta:creation-date>
    <dc:date>2007-12-08T19:29:57</dc:date>
    <dc:language>fr-FR</dc:language>
    <meta:editing-cycles>2</meta:editing-cycles>
    <meta:editing-duration>PT2M24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